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lationship_allegro" table:style-name="ta1">
        <table:shapes>
          <draw:frame draw:z-index="0" draw:style-name="gr1" draw:text-style-name="P1" svg:width="732.3pt" svg:height="371.2pt" svg:x="286.24pt" svg:y="17.32pt">
            <loext:p draw:notify-on-update-of-ranges="relationship_allegro.B2:relationship_allegro.B100 relationship_allegro.C2:relationship_allegro.C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32.3pt" svg:height="371.2pt" svg:x="300.25pt" svg:y="534.64pt">
            <loext:p draw:notify-on-update-of-ranges="relationship_allegro.A2:relationship_allegro.A100 relationship_allegro.C2:relationship_allegro.C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iddle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amplitude</text:p>
          </table:table-cell>
          <table:table-cell table:number-columns-repeated="4"/>
        </table:table-row>
        <table:table-row table:style-name="ro1">
          <table:table-cell office:value-type="float" office:value="0.1466" calcext:value-type="float">
            <text:p>0.1466</text:p>
          </table:table-cell>
          <table:table-cell office:value-type="float" office:value="0" calcext:value-type="float">
            <text:p>0</text:p>
          </table:table-cell>
          <table:table-cell office:value-type="float" office:value="0.122927" calcext:value-type="float">
            <text:p>0.122927</text:p>
          </table:table-cell>
          <table:table-cell table:number-columns-repeated="4"/>
        </table:table-row>
        <table:table-row table:style-name="ro1">
          <table:table-cell office:value-type="float" office:value="0.153333" calcext:value-type="float">
            <text:p>0.153333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0.121969" calcext:value-type="float">
            <text:p>0.121969</text:p>
          </table:table-cell>
          <table:table-cell table:number-columns-repeated="4"/>
        </table:table-row>
        <table:table-row table:style-name="ro1">
          <table:table-cell office:value-type="float" office:value="0.160066" calcext:value-type="float">
            <text:p>0.160066</text:p>
          </table:table-cell>
          <table:table-cell office:value-type="float" office:value="0.011966" calcext:value-type="float">
            <text:p>0.011966</text:p>
          </table:table-cell>
          <table:table-cell office:value-type="float" office:value="0.121001" calcext:value-type="float">
            <text:p>0.121001</text:p>
          </table:table-cell>
          <table:table-cell table:number-columns-repeated="4"/>
        </table:table-row>
        <table:table-row table:style-name="ro1">
          <table:table-cell office:value-type="float" office:value="0.166799" calcext:value-type="float">
            <text:p>0.166799</text:p>
          </table:table-cell>
          <table:table-cell office:value-type="float" office:value="0.017949" calcext:value-type="float">
            <text:p>0.017949</text:p>
          </table:table-cell>
          <table:table-cell office:value-type="float" office:value="0.120034" calcext:value-type="float">
            <text:p>0.120034</text:p>
          </table:table-cell>
          <table:table-cell table:number-columns-repeated="4"/>
        </table:table-row>
        <table:table-row table:style-name="ro1">
          <table:table-cell office:value-type="float" office:value="0.173532" calcext:value-type="float">
            <text:p>0.173532</text:p>
          </table:table-cell>
          <table:table-cell office:value-type="float" office:value="0.023932" calcext:value-type="float">
            <text:p>0.023932</text:p>
          </table:table-cell>
          <table:table-cell office:value-type="float" office:value="0.119069" calcext:value-type="float">
            <text:p>0.119069</text:p>
          </table:table-cell>
          <table:table-cell table:number-columns-repeated="4"/>
        </table:table-row>
        <table:table-row table:style-name="ro1">
          <table:table-cell office:value-type="float" office:value="0.180265" calcext:value-type="float">
            <text:p>0.180265</text:p>
          </table:table-cell>
          <table:table-cell office:value-type="float" office:value="0.029915" calcext:value-type="float">
            <text:p>0.029915</text:p>
          </table:table-cell>
          <table:table-cell office:value-type="float" office:value="0.118098" calcext:value-type="float">
            <text:p>0.118098</text:p>
          </table:table-cell>
          <table:table-cell table:number-columns-repeated="4"/>
        </table:table-row>
        <table:table-row table:style-name="ro1">
          <table:table-cell office:value-type="float" office:value="0.186998" calcext:value-type="float">
            <text:p>0.186998</text:p>
          </table:table-cell>
          <table:table-cell office:value-type="float" office:value="0.035898" calcext:value-type="float">
            <text:p>0.035898</text:p>
          </table:table-cell>
          <table:table-cell office:value-type="float" office:value="0.117131" calcext:value-type="float">
            <text:p>0.117131</text:p>
          </table:table-cell>
          <table:table-cell table:number-columns-repeated="4"/>
        </table:table-row>
        <table:table-row table:style-name="ro1">
          <table:table-cell office:value-type="float" office:value="0.193731" calcext:value-type="float">
            <text:p>0.193731</text:p>
          </table:table-cell>
          <table:table-cell office:value-type="float" office:value="0.041881" calcext:value-type="float">
            <text:p>0.041881</text:p>
          </table:table-cell>
          <table:table-cell office:value-type="float" office:value="0.116148" calcext:value-type="float">
            <text:p>0.116148</text:p>
          </table:table-cell>
          <table:table-cell table:number-columns-repeated="4"/>
        </table:table-row>
        <table:table-row table:style-name="ro1">
          <table:table-cell office:value-type="float" office:value="0.200464" calcext:value-type="float">
            <text:p>0.200464</text:p>
          </table:table-cell>
          <table:table-cell office:value-type="float" office:value="0.047864" calcext:value-type="float">
            <text:p>0.047864</text:p>
          </table:table-cell>
          <table:table-cell office:value-type="float" office:value="0.115177" calcext:value-type="float">
            <text:p>0.115177</text:p>
          </table:table-cell>
          <table:table-cell table:number-columns-repeated="4"/>
        </table:table-row>
        <table:table-row table:style-name="ro1">
          <table:table-cell office:value-type="float" office:value="0.207197" calcext:value-type="float">
            <text:p>0.207197</text:p>
          </table:table-cell>
          <table:table-cell office:value-type="float" office:value="0.053847" calcext:value-type="float">
            <text:p>0.053847</text:p>
          </table:table-cell>
          <table:table-cell office:value-type="float" office:value="0.114196" calcext:value-type="float">
            <text:p>0.114196</text:p>
          </table:table-cell>
          <table:table-cell table:number-columns-repeated="4"/>
        </table:table-row>
        <table:table-row table:style-name="ro1">
          <table:table-cell office:value-type="float" office:value="0.21393" calcext:value-type="float">
            <text:p>0.21393</text:p>
          </table:table-cell>
          <table:table-cell office:value-type="float" office:value="0.05983" calcext:value-type="float">
            <text:p>0.05983</text:p>
          </table:table-cell>
          <table:table-cell office:value-type="float" office:value="0.113198" calcext:value-type="float">
            <text:p>0.113198</text:p>
          </table:table-cell>
          <table:table-cell table:number-columns-repeated="4"/>
        </table:table-row>
        <table:table-row table:style-name="ro1">
          <table:table-cell office:value-type="float" office:value="0.220663" calcext:value-type="float">
            <text:p>0.220663</text:p>
          </table:table-cell>
          <table:table-cell office:value-type="float" office:value="0.065813" calcext:value-type="float">
            <text:p>0.065813</text:p>
          </table:table-cell>
          <table:table-cell office:value-type="float" office:value="0.112229" calcext:value-type="float">
            <text:p>0.112229</text:p>
          </table:table-cell>
          <table:table-cell table:number-columns-repeated="4"/>
        </table:table-row>
        <table:table-row table:style-name="ro1">
          <table:table-cell office:value-type="float" office:value="0.227396" calcext:value-type="float">
            <text:p>0.227396</text:p>
          </table:table-cell>
          <table:table-cell office:value-type="float" office:value="0.071796" calcext:value-type="float">
            <text:p>0.071796</text:p>
          </table:table-cell>
          <table:table-cell office:value-type="float" office:value="0.111226" calcext:value-type="float">
            <text:p>0.111226</text:p>
          </table:table-cell>
          <table:table-cell table:number-columns-repeated="4"/>
        </table:table-row>
        <table:table-row table:style-name="ro1">
          <table:table-cell office:value-type="float" office:value="0.234129" calcext:value-type="float">
            <text:p>0.234129</text:p>
          </table:table-cell>
          <table:table-cell office:value-type="float" office:value="0.077779" calcext:value-type="float">
            <text:p>0.077779</text:p>
          </table:table-cell>
          <table:table-cell office:value-type="float" office:value="0.110245" calcext:value-type="float">
            <text:p>0.110245</text:p>
          </table:table-cell>
          <table:table-cell table:number-columns-repeated="4"/>
        </table:table-row>
        <table:table-row table:style-name="ro1">
          <table:table-cell office:value-type="float" office:value="0.240862" calcext:value-type="float">
            <text:p>0.240862</text:p>
          </table:table-cell>
          <table:table-cell office:value-type="float" office:value="0.083762" calcext:value-type="float">
            <text:p>0.083762</text:p>
          </table:table-cell>
          <table:table-cell office:value-type="float" office:value="0.109247" calcext:value-type="float">
            <text:p>0.109247</text:p>
          </table:table-cell>
          <table:table-cell table:number-columns-repeated="4"/>
        </table:table-row>
        <table:table-row table:style-name="ro1">
          <table:table-cell office:value-type="float" office:value="0.247595" calcext:value-type="float">
            <text:p>0.247595</text:p>
          </table:table-cell>
          <table:table-cell office:value-type="float" office:value="0.089745" calcext:value-type="float">
            <text:p>0.089745</text:p>
          </table:table-cell>
          <table:table-cell office:value-type="float" office:value="0.108267" calcext:value-type="float">
            <text:p>0.108267</text:p>
          </table:table-cell>
          <table:table-cell table:number-columns-repeated="4"/>
        </table:table-row>
        <table:table-row table:style-name="ro1">
          <table:table-cell office:value-type="float" office:value="0.254328" calcext:value-type="float">
            <text:p>0.254328</text:p>
          </table:table-cell>
          <table:table-cell office:value-type="float" office:value="0.095728" calcext:value-type="float">
            <text:p>0.095728</text:p>
          </table:table-cell>
          <table:table-cell office:value-type="float" office:value="0.10728" calcext:value-type="float">
            <text:p>0.10728</text:p>
          </table:table-cell>
          <table:table-cell table:number-columns-repeated="4"/>
        </table:table-row>
        <table:table-row table:style-name="ro1">
          <table:table-cell office:value-type="float" office:value="0.261061" calcext:value-type="float">
            <text:p>0.261061</text:p>
          </table:table-cell>
          <table:table-cell office:value-type="float" office:value="0.101711" calcext:value-type="float">
            <text:p>0.101711</text:p>
          </table:table-cell>
          <table:table-cell office:value-type="float" office:value="0.106269" calcext:value-type="float">
            <text:p>0.106269</text:p>
          </table:table-cell>
          <table:table-cell table:number-columns-repeated="4"/>
        </table:table-row>
        <table:table-row table:style-name="ro1">
          <table:table-cell office:value-type="float" office:value="0.267794" calcext:value-type="float">
            <text:p>0.267794</text:p>
          </table:table-cell>
          <table:table-cell office:value-type="float" office:value="0.107694" calcext:value-type="float">
            <text:p>0.107694</text:p>
          </table:table-cell>
          <table:table-cell office:value-type="float" office:value="0.105288" calcext:value-type="float">
            <text:p>0.105288</text:p>
          </table:table-cell>
          <table:table-cell table:number-columns-repeated="4"/>
        </table:table-row>
        <table:table-row table:style-name="ro1">
          <table:table-cell office:value-type="float" office:value="0.274527" calcext:value-type="float">
            <text:p>0.274527</text:p>
          </table:table-cell>
          <table:table-cell office:value-type="float" office:value="0.113677" calcext:value-type="float">
            <text:p>0.113677</text:p>
          </table:table-cell>
          <table:table-cell office:value-type="float" office:value="0.104278" calcext:value-type="float">
            <text:p>0.104278</text:p>
          </table:table-cell>
          <table:table-cell table:number-columns-repeated="4"/>
        </table:table-row>
        <table:table-row table:style-name="ro1">
          <table:table-cell office:value-type="float" office:value="0.28126" calcext:value-type="float">
            <text:p>0.28126</text:p>
          </table:table-cell>
          <table:table-cell office:value-type="float" office:value="0.11966" calcext:value-type="float">
            <text:p>0.11966</text:p>
          </table:table-cell>
          <table:table-cell office:value-type="float" office:value="0.103288" calcext:value-type="float">
            <text:p>0.103288</text:p>
          </table:table-cell>
          <table:table-cell table:number-columns-repeated="4"/>
        </table:table-row>
        <table:table-row table:style-name="ro1">
          <table:table-cell office:value-type="float" office:value="0.287993" calcext:value-type="float">
            <text:p>0.287993</text:p>
          </table:table-cell>
          <table:table-cell office:value-type="float" office:value="0.125643" calcext:value-type="float">
            <text:p>0.125643</text:p>
          </table:table-cell>
          <table:table-cell office:value-type="float" office:value="0.102276" calcext:value-type="float">
            <text:p>0.102276</text:p>
          </table:table-cell>
          <table:table-cell table:number-columns-repeated="4"/>
        </table:table-row>
        <table:table-row table:style-name="ro1">
          <table:table-cell office:value-type="float" office:value="0.294726" calcext:value-type="float">
            <text:p>0.294726</text:p>
          </table:table-cell>
          <table:table-cell office:value-type="float" office:value="0.131626" calcext:value-type="float">
            <text:p>0.131626</text:p>
          </table:table-cell>
          <table:table-cell office:value-type="float" office:value="0.101281" calcext:value-type="float">
            <text:p>0.101281</text:p>
          </table:table-cell>
          <table:table-cell table:number-columns-repeated="4"/>
        </table:table-row>
        <table:table-row table:style-name="ro1">
          <table:table-cell office:value-type="float" office:value="0.301459" calcext:value-type="float">
            <text:p>0.301459</text:p>
          </table:table-cell>
          <table:table-cell office:value-type="float" office:value="0.137609" calcext:value-type="float">
            <text:p>0.137609</text:p>
          </table:table-cell>
          <table:table-cell office:value-type="float" office:value="0.100281" calcext:value-type="float">
            <text:p>0.100281</text:p>
          </table:table-cell>
          <table:table-cell table:number-columns-repeated="4"/>
        </table:table-row>
        <table:table-row table:style-name="ro1">
          <table:table-cell office:value-type="float" office:value="0.308192" calcext:value-type="float">
            <text:p>0.308192</text:p>
          </table:table-cell>
          <table:table-cell office:value-type="float" office:value="0.143592" calcext:value-type="float">
            <text:p>0.143592</text:p>
          </table:table-cell>
          <table:table-cell office:value-type="float" office:value="0.0992706" calcext:value-type="float">
            <text:p>0.0992706</text:p>
          </table:table-cell>
          <table:table-cell table:number-columns-repeated="4"/>
        </table:table-row>
        <table:table-row table:style-name="ro1">
          <table:table-cell office:value-type="float" office:value="0.314925" calcext:value-type="float">
            <text:p>0.314925</text:p>
          </table:table-cell>
          <table:table-cell office:value-type="float" office:value="0.149575" calcext:value-type="float">
            <text:p>0.149575</text:p>
          </table:table-cell>
          <table:table-cell office:value-type="float" office:value="0.0982684" calcext:value-type="float">
            <text:p>0.0982684</text:p>
          </table:table-cell>
          <table:table-cell table:number-columns-repeated="4"/>
        </table:table-row>
        <table:table-row table:style-name="ro1">
          <table:table-cell office:value-type="float" office:value="0.321658" calcext:value-type="float">
            <text:p>0.321658</text:p>
          </table:table-cell>
          <table:table-cell office:value-type="float" office:value="0.155558" calcext:value-type="float">
            <text:p>0.155558</text:p>
          </table:table-cell>
          <table:table-cell office:value-type="float" office:value="0.0972588" calcext:value-type="float">
            <text:p>0.0972588</text:p>
          </table:table-cell>
          <table:table-cell table:number-columns-repeated="4"/>
        </table:table-row>
        <table:table-row table:style-name="ro1">
          <table:table-cell office:value-type="float" office:value="0.328391" calcext:value-type="float">
            <text:p>0.328391</text:p>
          </table:table-cell>
          <table:table-cell office:value-type="float" office:value="0.161541" calcext:value-type="float">
            <text:p>0.161541</text:p>
          </table:table-cell>
          <table:table-cell office:value-type="float" office:value="0.0962446" calcext:value-type="float">
            <text:p>0.0962446</text:p>
          </table:table-cell>
          <table:table-cell table:number-columns-repeated="4"/>
        </table:table-row>
        <table:table-row table:style-name="ro1">
          <table:table-cell office:value-type="float" office:value="0.335124" calcext:value-type="float">
            <text:p>0.335124</text:p>
          </table:table-cell>
          <table:table-cell office:value-type="float" office:value="0.167524" calcext:value-type="float">
            <text:p>0.167524</text:p>
          </table:table-cell>
          <table:table-cell office:value-type="float" office:value="0.0952382" calcext:value-type="float">
            <text:p>0.0952382</text:p>
          </table:table-cell>
          <table:table-cell table:number-columns-repeated="4"/>
        </table:table-row>
        <table:table-row table:style-name="ro1">
          <table:table-cell office:value-type="float" office:value="0.341857" calcext:value-type="float">
            <text:p>0.341857</text:p>
          </table:table-cell>
          <table:table-cell office:value-type="float" office:value="0.173507" calcext:value-type="float">
            <text:p>0.173507</text:p>
          </table:table-cell>
          <table:table-cell office:value-type="float" office:value="0.0942328" calcext:value-type="float">
            <text:p>0.0942328</text:p>
          </table:table-cell>
          <table:table-cell table:number-columns-repeated="4"/>
        </table:table-row>
        <table:table-row table:style-name="ro1">
          <table:table-cell office:value-type="float" office:value="0.34859" calcext:value-type="float">
            <text:p>0.34859</text:p>
          </table:table-cell>
          <table:table-cell office:value-type="float" office:value="0.17949" calcext:value-type="float">
            <text:p>0.17949</text:p>
          </table:table-cell>
          <table:table-cell office:value-type="float" office:value="0.0932318" calcext:value-type="float">
            <text:p>0.0932318</text:p>
          </table:table-cell>
          <table:table-cell table:number-columns-repeated="4"/>
        </table:table-row>
        <table:table-row table:style-name="ro1">
          <table:table-cell office:value-type="float" office:value="0.355323" calcext:value-type="float">
            <text:p>0.355323</text:p>
          </table:table-cell>
          <table:table-cell office:value-type="float" office:value="0.185473" calcext:value-type="float">
            <text:p>0.185473</text:p>
          </table:table-cell>
          <table:table-cell office:value-type="float" office:value="0.092214" calcext:value-type="float">
            <text:p>0.092214</text:p>
          </table:table-cell>
          <table:table-cell table:number-columns-repeated="2"/>
          <table:table-cell office:value-type="string" calcext:value-type="string">
            <text:p>dada una distancia, obtener joint position para el thumb</text:p>
          </table:table-cell>
          <table:table-cell/>
        </table:table-row>
        <table:table-row table:style-name="ro1">
          <table:table-cell office:value-type="float" office:value="0.362056" calcext:value-type="float">
            <text:p>0.362056</text:p>
          </table:table-cell>
          <table:table-cell office:value-type="float" office:value="0.191456" calcext:value-type="float">
            <text:p>0.191456</text:p>
          </table:table-cell>
          <table:table-cell office:value-type="float" office:value="0.0912069" calcext:value-type="float">
            <text:p>0.0912069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.0694423878" calcext:value-type="float">
            <text:p>0.0694423878</text:p>
          </table:table-cell>
        </table:table-row>
        <table:table-row table:style-name="ro1">
          <table:table-cell office:value-type="float" office:value="0.368789" calcext:value-type="float">
            <text:p>0.368789</text:p>
          </table:table-cell>
          <table:table-cell office:value-type="float" office:value="0.197439" calcext:value-type="float">
            <text:p>0.197439</text:p>
          </table:table-cell>
          <table:table-cell office:value-type="float" office:value="0.0901869" calcext:value-type="float">
            <text:p>0.0901869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-0.0524932202" calcext:value-type="float">
            <text:p>-0.0524932202</text:p>
          </table:table-cell>
        </table:table-row>
        <table:table-row table:style-name="ro1">
          <table:table-cell office:value-type="float" office:value="0.375522" calcext:value-type="float">
            <text:p>0.375522</text:p>
          </table:table-cell>
          <table:table-cell office:value-type="float" office:value="0.203422" calcext:value-type="float">
            <text:p>0.203422</text:p>
          </table:table-cell>
          <table:table-cell office:value-type="float" office:value="0.0891702" calcext:value-type="float">
            <text:p>0.089170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-0.1576193457" calcext:value-type="float">
            <text:p>-0.1576193457</text:p>
          </table:table-cell>
        </table:table-row>
        <table:table-row table:style-name="ro1">
          <table:table-cell office:value-type="float" office:value="0.382255" calcext:value-type="float">
            <text:p>0.382255</text:p>
          </table:table-cell>
          <table:table-cell office:value-type="float" office:value="0.209405" calcext:value-type="float">
            <text:p>0.209405</text:p>
          </table:table-cell>
          <table:table-cell office:value-type="float" office:value="0.0881647" calcext:value-type="float">
            <text:p>0.0881647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.122830732" calcext:value-type="float">
            <text:p>0.122830732</text:p>
          </table:table-cell>
        </table:table-row>
        <table:table-row table:style-name="ro1">
          <table:table-cell office:value-type="float" office:value="0.388988" calcext:value-type="float">
            <text:p>0.388988</text:p>
          </table:table-cell>
          <table:table-cell office:value-type="float" office:value="0.215388" calcext:value-type="float">
            <text:p>0.215388</text:p>
          </table:table-cell>
          <table:table-cell office:value-type="float" office:value="0.0871384" calcext:value-type="float">
            <text:p>0.087138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5721" calcext:value-type="float">
            <text:p>0.395721</text:p>
          </table:table-cell>
          <table:table-cell office:value-type="float" office:value="0.221371" calcext:value-type="float">
            <text:p>0.221371</text:p>
          </table:table-cell>
          <table:table-cell office:value-type="float" office:value="0.086132" calcext:value-type="float">
            <text:p>0.086132</text:p>
          </table:table-cell>
          <table:table-cell table:number-columns-repeated="2"/>
          <table:table-cell office:value-type="string" calcext:value-type="string">
            <text:p>f(x)</text:p>
          </table:table-cell>
          <table:table-cell table:formula="of:=[.G34]*[.G38]*[.G38]*[.G38]+[.G35]*[.G38]*[.G38]+[.G36]*[.G38]+[.G37]" office:value-type="float" office:value="0.122830732" calcext:value-type="float">
            <text:p>0.122830732</text:p>
          </table:table-cell>
        </table:table-row>
        <table:table-row table:style-name="ro1">
          <table:table-cell office:value-type="float" office:value="0.402454" calcext:value-type="float">
            <text:p>0.402454</text:p>
          </table:table-cell>
          <table:table-cell office:value-type="float" office:value="0.227354" calcext:value-type="float">
            <text:p>0.227354</text:p>
          </table:table-cell>
          <table:table-cell office:value-type="float" office:value="0.0851134" calcext:value-type="float">
            <text:p>0.0851134</text:p>
          </table:table-cell>
          <table:table-cell table:number-columns-repeated="4"/>
        </table:table-row>
        <table:table-row table:style-name="ro1">
          <table:table-cell office:value-type="float" office:value="0.409187" calcext:value-type="float">
            <text:p>0.409187</text:p>
          </table:table-cell>
          <table:table-cell office:value-type="float" office:value="0.233337" calcext:value-type="float">
            <text:p>0.233337</text:p>
          </table:table-cell>
          <table:table-cell office:value-type="float" office:value="0.0840877" calcext:value-type="float">
            <text:p>0.0840877</text:p>
          </table:table-cell>
          <table:table-cell table:number-columns-repeated="4"/>
        </table:table-row>
        <table:table-row table:style-name="ro1">
          <table:table-cell office:value-type="float" office:value="0.41592" calcext:value-type="float">
            <text:p>0.41592</text:p>
          </table:table-cell>
          <table:table-cell office:value-type="float" office:value="0.23932" calcext:value-type="float">
            <text:p>0.23932</text:p>
          </table:table-cell>
          <table:table-cell office:value-type="float" office:value="0.0830842" calcext:value-type="float">
            <text:p>0.0830842</text:p>
          </table:table-cell>
          <table:table-cell table:number-columns-repeated="4"/>
        </table:table-row>
        <table:table-row table:style-name="ro1">
          <table:table-cell office:value-type="float" office:value="0.422653" calcext:value-type="float">
            <text:p>0.422653</text:p>
          </table:table-cell>
          <table:table-cell office:value-type="float" office:value="0.245303" calcext:value-type="float">
            <text:p>0.245303</text:p>
          </table:table-cell>
          <table:table-cell office:value-type="float" office:value="0.082059" calcext:value-type="float">
            <text:p>0.082059</text:p>
          </table:table-cell>
          <table:table-cell table:number-columns-repeated="4"/>
        </table:table-row>
        <table:table-row table:style-name="ro1">
          <table:table-cell office:value-type="float" office:value="0.429386" calcext:value-type="float">
            <text:p>0.429386</text:p>
          </table:table-cell>
          <table:table-cell office:value-type="float" office:value="0.251286" calcext:value-type="float">
            <text:p>0.251286</text:p>
          </table:table-cell>
          <table:table-cell office:value-type="float" office:value="0.0810423" calcext:value-type="float">
            <text:p>0.0810423</text:p>
          </table:table-cell>
          <table:table-cell table:number-columns-repeated="4"/>
        </table:table-row>
        <table:table-row table:style-name="ro1">
          <table:table-cell office:value-type="float" office:value="0.436119" calcext:value-type="float">
            <text:p>0.436119</text:p>
          </table:table-cell>
          <table:table-cell office:value-type="float" office:value="0.257269" calcext:value-type="float">
            <text:p>0.257269</text:p>
          </table:table-cell>
          <table:table-cell office:value-type="float" office:value="0.0800241" calcext:value-type="float">
            <text:p>0.0800241</text:p>
          </table:table-cell>
          <table:table-cell table:number-columns-repeated="4"/>
        </table:table-row>
        <table:table-row table:style-name="ro1">
          <table:table-cell office:value-type="float" office:value="0.442852" calcext:value-type="float">
            <text:p>0.442852</text:p>
          </table:table-cell>
          <table:table-cell office:value-type="float" office:value="0.263252" calcext:value-type="float">
            <text:p>0.263252</text:p>
          </table:table-cell>
          <table:table-cell office:value-type="float" office:value="0.0790108" calcext:value-type="float">
            <text:p>0.0790108</text:p>
          </table:table-cell>
          <table:table-cell table:number-columns-repeated="4"/>
        </table:table-row>
        <table:table-row table:style-name="ro1">
          <table:table-cell office:value-type="float" office:value="0.449585" calcext:value-type="float">
            <text:p>0.449585</text:p>
          </table:table-cell>
          <table:table-cell office:value-type="float" office:value="0.269235" calcext:value-type="float">
            <text:p>0.269235</text:p>
          </table:table-cell>
          <table:table-cell office:value-type="float" office:value="0.0779877" calcext:value-type="float">
            <text:p>0.0779877</text:p>
          </table:table-cell>
          <table:table-cell table:number-columns-repeated="4"/>
        </table:table-row>
        <table:table-row table:style-name="ro1">
          <table:table-cell office:value-type="float" office:value="0.456318" calcext:value-type="float">
            <text:p>0.456318</text:p>
          </table:table-cell>
          <table:table-cell office:value-type="float" office:value="0.275218" calcext:value-type="float">
            <text:p>0.275218</text:p>
          </table:table-cell>
          <table:table-cell office:value-type="float" office:value="0.0769773" calcext:value-type="float">
            <text:p>0.0769773</text:p>
          </table:table-cell>
          <table:table-cell table:number-columns-repeated="4"/>
        </table:table-row>
        <table:table-row table:style-name="ro1">
          <table:table-cell office:value-type="float" office:value="0.463051" calcext:value-type="float">
            <text:p>0.463051</text:p>
          </table:table-cell>
          <table:table-cell office:value-type="float" office:value="0.281201" calcext:value-type="float">
            <text:p>0.281201</text:p>
          </table:table-cell>
          <table:table-cell office:value-type="float" office:value="0.075947" calcext:value-type="float">
            <text:p>0.075947</text:p>
          </table:table-cell>
          <table:table-cell table:number-columns-repeated="4"/>
        </table:table-row>
        <table:table-row table:style-name="ro1">
          <table:table-cell office:value-type="float" office:value="0.469784" calcext:value-type="float">
            <text:p>0.469784</text:p>
          </table:table-cell>
          <table:table-cell office:value-type="float" office:value="0.287184" calcext:value-type="float">
            <text:p>0.287184</text:p>
          </table:table-cell>
          <table:table-cell office:value-type="float" office:value="0.0749246" calcext:value-type="float">
            <text:p>0.0749246</text:p>
          </table:table-cell>
          <table:table-cell table:number-columns-repeated="4"/>
        </table:table-row>
        <table:table-row table:style-name="ro1">
          <table:table-cell office:value-type="float" office:value="0.476517" calcext:value-type="float">
            <text:p>0.476517</text:p>
          </table:table-cell>
          <table:table-cell office:value-type="float" office:value="0.293167" calcext:value-type="float">
            <text:p>0.293167</text:p>
          </table:table-cell>
          <table:table-cell office:value-type="float" office:value="0.0739195" calcext:value-type="float">
            <text:p>0.0739195</text:p>
          </table:table-cell>
          <table:table-cell table:number-columns-repeated="4"/>
        </table:table-row>
        <table:table-row table:style-name="ro1">
          <table:table-cell office:value-type="float" office:value="0.48325" calcext:value-type="float">
            <text:p>0.48325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0728773" calcext:value-type="float">
            <text:p>0.0728773</text:p>
          </table:table-cell>
          <table:table-cell table:number-columns-repeated="4"/>
        </table:table-row>
        <table:table-row table:style-name="ro1">
          <table:table-cell office:value-type="float" office:value="0.489983" calcext:value-type="float">
            <text:p>0.489983</text:p>
          </table:table-cell>
          <table:table-cell office:value-type="float" office:value="0.305133" calcext:value-type="float">
            <text:p>0.305133</text:p>
          </table:table-cell>
          <table:table-cell office:value-type="float" office:value="0.0718716" calcext:value-type="float">
            <text:p>0.0718716</text:p>
          </table:table-cell>
          <table:table-cell table:number-columns-repeated="4"/>
        </table:table-row>
        <table:table-row table:style-name="ro1">
          <table:table-cell office:value-type="float" office:value="0.496716" calcext:value-type="float">
            <text:p>0.496716</text:p>
          </table:table-cell>
          <table:table-cell office:value-type="float" office:value="0.311116" calcext:value-type="float">
            <text:p>0.311116</text:p>
          </table:table-cell>
          <table:table-cell office:value-type="float" office:value="0.0708556" calcext:value-type="float">
            <text:p>0.0708556</text:p>
          </table:table-cell>
          <table:table-cell table:number-columns-repeated="4"/>
        </table:table-row>
        <table:table-row table:style-name="ro1">
          <table:table-cell office:value-type="float" office:value="0.503449" calcext:value-type="float">
            <text:p>0.503449</text:p>
          </table:table-cell>
          <table:table-cell office:value-type="float" office:value="0.317099" calcext:value-type="float">
            <text:p>0.317099</text:p>
          </table:table-cell>
          <table:table-cell office:value-type="float" office:value="0.0698451" calcext:value-type="float">
            <text:p>0.0698451</text:p>
          </table:table-cell>
          <table:table-cell table:number-columns-repeated="4"/>
        </table:table-row>
        <table:table-row table:style-name="ro1">
          <table:table-cell office:value-type="float" office:value="0.510182" calcext:value-type="float">
            <text:p>0.510182</text:p>
          </table:table-cell>
          <table:table-cell office:value-type="float" office:value="0.323082" calcext:value-type="float">
            <text:p>0.323082</text:p>
          </table:table-cell>
          <table:table-cell office:value-type="float" office:value="0.0688188" calcext:value-type="float">
            <text:p>0.0688188</text:p>
          </table:table-cell>
          <table:table-cell table:number-columns-repeated="4"/>
        </table:table-row>
        <table:table-row table:style-name="ro1">
          <table:table-cell office:value-type="float" office:value="0.516915" calcext:value-type="float">
            <text:p>0.516915</text:p>
          </table:table-cell>
          <table:table-cell office:value-type="float" office:value="0.329065" calcext:value-type="float">
            <text:p>0.329065</text:p>
          </table:table-cell>
          <table:table-cell office:value-type="float" office:value="0.0678165" calcext:value-type="float">
            <text:p>0.0678165</text:p>
          </table:table-cell>
          <table:table-cell table:number-columns-repeated="4"/>
        </table:table-row>
        <table:table-row table:style-name="ro1">
          <table:table-cell office:value-type="float" office:value="0.523648" calcext:value-type="float">
            <text:p>0.523648</text:p>
          </table:table-cell>
          <table:table-cell office:value-type="float" office:value="0.335048" calcext:value-type="float">
            <text:p>0.335048</text:p>
          </table:table-cell>
          <table:table-cell office:value-type="float" office:value="0.0667926" calcext:value-type="float">
            <text:p>0.0667926</text:p>
          </table:table-cell>
          <table:table-cell table:number-columns-repeated="4"/>
        </table:table-row>
        <table:table-row table:style-name="ro1">
          <table:table-cell office:value-type="float" office:value="0.530381" calcext:value-type="float">
            <text:p>0.530381</text:p>
          </table:table-cell>
          <table:table-cell office:value-type="float" office:value="0.341031" calcext:value-type="float">
            <text:p>0.341031</text:p>
          </table:table-cell>
          <table:table-cell office:value-type="float" office:value="0.0657887" calcext:value-type="float">
            <text:p>0.0657887</text:p>
          </table:table-cell>
          <table:table-cell table:number-columns-repeated="4"/>
        </table:table-row>
        <table:table-row table:style-name="ro1">
          <table:table-cell office:value-type="float" office:value="0.537114" calcext:value-type="float">
            <text:p>0.537114</text:p>
          </table:table-cell>
          <table:table-cell office:value-type="float" office:value="0.347014" calcext:value-type="float">
            <text:p>0.347014</text:p>
          </table:table-cell>
          <table:table-cell office:value-type="float" office:value="0.0647606" calcext:value-type="float">
            <text:p>0.0647606</text:p>
          </table:table-cell>
          <table:table-cell table:number-columns-repeated="4"/>
        </table:table-row>
        <table:table-row table:style-name="ro1">
          <table:table-cell office:value-type="float" office:value="0.543847" calcext:value-type="float">
            <text:p>0.543847</text:p>
          </table:table-cell>
          <table:table-cell office:value-type="float" office:value="0.352997" calcext:value-type="float">
            <text:p>0.352997</text:p>
          </table:table-cell>
          <table:table-cell office:value-type="float" office:value="0.0637624" calcext:value-type="float">
            <text:p>0.0637624</text:p>
          </table:table-cell>
          <table:table-cell table:number-columns-repeated="4"/>
        </table:table-row>
        <table:table-row table:style-name="ro1">
          <table:table-cell office:value-type="float" office:value="0.55058" calcext:value-type="float">
            <text:p>0.55058</text:p>
          </table:table-cell>
          <table:table-cell office:value-type="float" office:value="0.35898" calcext:value-type="float">
            <text:p>0.35898</text:p>
          </table:table-cell>
          <table:table-cell office:value-type="float" office:value="0.0627441" calcext:value-type="float">
            <text:p>0.0627441</text:p>
          </table:table-cell>
          <table:table-cell table:number-columns-repeated="4"/>
        </table:table-row>
        <table:table-row table:style-name="ro1">
          <table:table-cell office:value-type="float" office:value="0.557313" calcext:value-type="float">
            <text:p>0.557313</text:p>
          </table:table-cell>
          <table:table-cell office:value-type="float" office:value="0.364963" calcext:value-type="float">
            <text:p>0.364963</text:p>
          </table:table-cell>
          <table:table-cell office:value-type="float" office:value="0.0617336" calcext:value-type="float">
            <text:p>0.0617336</text:p>
          </table:table-cell>
          <table:table-cell table:number-columns-repeated="4"/>
        </table:table-row>
        <table:table-row table:style-name="ro1">
          <table:table-cell office:value-type="float" office:value="0.564046" calcext:value-type="float">
            <text:p>0.564046</text:p>
          </table:table-cell>
          <table:table-cell office:value-type="float" office:value="0.370946" calcext:value-type="float">
            <text:p>0.370946</text:p>
          </table:table-cell>
          <table:table-cell office:value-type="float" office:value="0.0607255" calcext:value-type="float">
            <text:p>0.0607255</text:p>
          </table:table-cell>
          <table:table-cell table:number-columns-repeated="4"/>
        </table:table-row>
        <table:table-row table:style-name="ro1">
          <table:table-cell office:value-type="float" office:value="0.570779" calcext:value-type="float">
            <text:p>0.570779</text:p>
          </table:table-cell>
          <table:table-cell office:value-type="float" office:value="0.376929" calcext:value-type="float">
            <text:p>0.376929</text:p>
          </table:table-cell>
          <table:table-cell office:value-type="float" office:value="0.0597175" calcext:value-type="float">
            <text:p>0.0597175</text:p>
          </table:table-cell>
          <table:table-cell table:number-columns-repeated="4"/>
        </table:table-row>
        <table:table-row table:style-name="ro1">
          <table:table-cell office:value-type="float" office:value="0.577512" calcext:value-type="float">
            <text:p>0.577512</text:p>
          </table:table-cell>
          <table:table-cell office:value-type="float" office:value="0.382912" calcext:value-type="float">
            <text:p>0.382912</text:p>
          </table:table-cell>
          <table:table-cell office:value-type="float" office:value="0.058711" calcext:value-type="float">
            <text:p>0.058711</text:p>
          </table:table-cell>
          <table:table-cell table:number-columns-repeated="4"/>
        </table:table-row>
        <table:table-row table:style-name="ro1">
          <table:table-cell office:value-type="float" office:value="0.584245" calcext:value-type="float">
            <text:p>0.584245</text:p>
          </table:table-cell>
          <table:table-cell office:value-type="float" office:value="0.388895" calcext:value-type="float">
            <text:p>0.388895</text:p>
          </table:table-cell>
          <table:table-cell office:value-type="float" office:value="0.0577115" calcext:value-type="float">
            <text:p>0.0577115</text:p>
          </table:table-cell>
          <table:table-cell table:number-columns-repeated="4"/>
        </table:table-row>
        <table:table-row table:style-name="ro1">
          <table:table-cell office:value-type="float" office:value="0.590978" calcext:value-type="float">
            <text:p>0.590978</text:p>
          </table:table-cell>
          <table:table-cell office:value-type="float" office:value="0.394878" calcext:value-type="float">
            <text:p>0.394878</text:p>
          </table:table-cell>
          <table:table-cell office:value-type="float" office:value="0.0567077" calcext:value-type="float">
            <text:p>0.0567077</text:p>
          </table:table-cell>
          <table:table-cell table:number-columns-repeated="4"/>
        </table:table-row>
        <table:table-row table:style-name="ro1">
          <table:table-cell office:value-type="float" office:value="0.597711" calcext:value-type="float">
            <text:p>0.597711</text:p>
          </table:table-cell>
          <table:table-cell office:value-type="float" office:value="0.400861" calcext:value-type="float">
            <text:p>0.400861</text:p>
          </table:table-cell>
          <table:table-cell office:value-type="float" office:value="0.0557065" calcext:value-type="float">
            <text:p>0.0557065</text:p>
          </table:table-cell>
          <table:table-cell table:number-columns-repeated="4"/>
        </table:table-row>
        <table:table-row table:style-name="ro1">
          <table:table-cell office:value-type="float" office:value="0.604444" calcext:value-type="float">
            <text:p>0.604444</text:p>
          </table:table-cell>
          <table:table-cell office:value-type="float" office:value="0.406844" calcext:value-type="float">
            <text:p>0.406844</text:p>
          </table:table-cell>
          <table:table-cell office:value-type="float" office:value="0.0547116" calcext:value-type="float">
            <text:p>0.0547116</text:p>
          </table:table-cell>
          <table:table-cell table:number-columns-repeated="4"/>
        </table:table-row>
        <table:table-row table:style-name="ro1">
          <table:table-cell office:value-type="float" office:value="0.611177" calcext:value-type="float">
            <text:p>0.611177</text:p>
          </table:table-cell>
          <table:table-cell office:value-type="float" office:value="0.412827" calcext:value-type="float">
            <text:p>0.412827</text:p>
          </table:table-cell>
          <table:table-cell office:value-type="float" office:value="0.0537053" calcext:value-type="float">
            <text:p>0.0537053</text:p>
          </table:table-cell>
          <table:table-cell table:number-columns-repeated="4"/>
        </table:table-row>
        <table:table-row table:style-name="ro1">
          <table:table-cell office:value-type="float" office:value="0.61791" calcext:value-type="float">
            <text:p>0.61791</text:p>
          </table:table-cell>
          <table:table-cell office:value-type="float" office:value="0.41881" calcext:value-type="float">
            <text:p>0.41881</text:p>
          </table:table-cell>
          <table:table-cell office:value-type="float" office:value="0.052718" calcext:value-type="float">
            <text:p>0.052718</text:p>
          </table:table-cell>
          <table:table-cell table:number-columns-repeated="4"/>
        </table:table-row>
        <table:table-row table:style-name="ro1">
          <table:table-cell office:value-type="float" office:value="0.624643" calcext:value-type="float">
            <text:p>0.624643</text:p>
          </table:table-cell>
          <table:table-cell office:value-type="float" office:value="0.424793" calcext:value-type="float">
            <text:p>0.424793</text:p>
          </table:table-cell>
          <table:table-cell office:value-type="float" office:value="0.0517155" calcext:value-type="float">
            <text:p>0.0517155</text:p>
          </table:table-cell>
          <table:table-cell table:number-columns-repeated="4"/>
        </table:table-row>
        <table:table-row table:style-name="ro1">
          <table:table-cell office:value-type="float" office:value="0.631376" calcext:value-type="float">
            <text:p>0.631376</text:p>
          </table:table-cell>
          <table:table-cell office:value-type="float" office:value="0.430776" calcext:value-type="float">
            <text:p>0.430776</text:p>
          </table:table-cell>
          <table:table-cell office:value-type="float" office:value="0.0507245" calcext:value-type="float">
            <text:p>0.0507245</text:p>
          </table:table-cell>
          <table:table-cell table:number-columns-repeated="2"/>
          <table:table-cell office:value-type="string" calcext:value-type="string">
            <text:p>dada una distancia, obtener joint position para middle</text:p>
          </table:table-cell>
          <table:table-cell/>
        </table:table-row>
        <table:table-row table:style-name="ro1">
          <table:table-cell office:value-type="float" office:value="0.638109" calcext:value-type="float">
            <text:p>0.638109</text:p>
          </table:table-cell>
          <table:table-cell office:value-type="float" office:value="0.436759" calcext:value-type="float">
            <text:p>0.436759</text:p>
          </table:table-cell>
          <table:table-cell office:value-type="float" office:value="0.0497251" calcext:value-type="float">
            <text:p>0.049725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.0487254446" calcext:value-type="float">
            <text:p>0.0487254446</text:p>
          </table:table-cell>
        </table:table-row>
        <table:table-row table:style-name="ro1">
          <table:table-cell office:value-type="float" office:value="0.644842" calcext:value-type="float">
            <text:p>0.644842</text:p>
          </table:table-cell>
          <table:table-cell office:value-type="float" office:value="0.442742" calcext:value-type="float">
            <text:p>0.442742</text:p>
          </table:table-cell>
          <table:table-cell office:value-type="float" office:value="0.0487553" calcext:value-type="float">
            <text:p>0.048755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-0.0628793987" calcext:value-type="float">
            <text:p>-0.0628793987</text:p>
          </table:table-cell>
        </table:table-row>
        <table:table-row table:style-name="ro1">
          <table:table-cell office:value-type="float" office:value="0.651575" calcext:value-type="float">
            <text:p>0.651575</text:p>
          </table:table-cell>
          <table:table-cell office:value-type="float" office:value="0.448725" calcext:value-type="float">
            <text:p>0.448725</text:p>
          </table:table-cell>
          <table:table-cell office:value-type="float" office:value="0.0477598" calcext:value-type="float">
            <text:p>0.0477598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-0.124767184" calcext:value-type="float">
            <text:p>-0.124767184</text:p>
          </table:table-cell>
        </table:table-row>
        <table:table-row table:style-name="ro1">
          <table:table-cell office:value-type="float" office:value="0.658308" calcext:value-type="float">
            <text:p>0.658308</text:p>
          </table:table-cell>
          <table:table-cell office:value-type="float" office:value="0.454708" calcext:value-type="float">
            <text:p>0.454708</text:p>
          </table:table-cell>
          <table:table-cell office:value-type="float" office:value="0.0467837" calcext:value-type="float">
            <text:p>0.0467837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.1423194601" calcext:value-type="float">
            <text:p>0.1423194601</text:p>
          </table:table-cell>
        </table:table-row>
        <table:table-row table:style-name="ro1">
          <table:table-cell office:value-type="float" office:value="0.665041" calcext:value-type="float">
            <text:p>0.665041</text:p>
          </table:table-cell>
          <table:table-cell office:value-type="float" office:value="0.460691" calcext:value-type="float">
            <text:p>0.460691</text:p>
          </table:table-cell>
          <table:table-cell office:value-type="float" office:value="0.0458176" calcext:value-type="float">
            <text:p>0.045817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1466" calcext:value-type="float">
            <text:p>0.1466</text:p>
          </table:table-cell>
        </table:table-row>
        <table:table-row table:style-name="ro1">
          <table:table-cell office:value-type="float" office:value="0.671774" calcext:value-type="float">
            <text:p>0.671774</text:p>
          </table:table-cell>
          <table:table-cell office:value-type="float" office:value="0.466674" calcext:value-type="float">
            <text:p>0.466674</text:p>
          </table:table-cell>
          <table:table-cell office:value-type="float" office:value="0.0448404" calcext:value-type="float">
            <text:p>0.0448404</text:p>
          </table:table-cell>
          <table:table-cell table:number-columns-repeated="2"/>
          <table:table-cell office:value-type="string" calcext:value-type="string">
            <text:p>f(x)</text:p>
          </table:table-cell>
          <table:table-cell table:formula="of:=[.G75]*[.G79]*[.G79]*[.G79]+[.G76]*[.G79]*[.G79]+[.G77]*[.G79]+[.G78]" office:value-type="float" office:value="0.122830731996322" calcext:value-type="float">
            <text:p>0.122830732</text:p>
          </table:table-cell>
        </table:table-row>
        <table:table-row table:style-name="ro1">
          <table:table-cell office:value-type="float" office:value="0.678507" calcext:value-type="float">
            <text:p>0.678507</text:p>
          </table:table-cell>
          <table:table-cell office:value-type="float" office:value="0.472657" calcext:value-type="float">
            <text:p>0.472657</text:p>
          </table:table-cell>
          <table:table-cell office:value-type="float" office:value="0.0438703" calcext:value-type="float">
            <text:p>0.0438703</text:p>
          </table:table-cell>
          <table:table-cell table:number-columns-repeated="4"/>
        </table:table-row>
        <table:table-row table:style-name="ro1">
          <table:table-cell office:value-type="float" office:value="0.68524" calcext:value-type="float">
            <text:p>0.68524</text:p>
          </table:table-cell>
          <table:table-cell office:value-type="float" office:value="0.47864" calcext:value-type="float">
            <text:p>0.47864</text:p>
          </table:table-cell>
          <table:table-cell office:value-type="float" office:value="0.0429003" calcext:value-type="float">
            <text:p>0.0429003</text:p>
          </table:table-cell>
          <table:table-cell table:number-columns-repeated="4"/>
        </table:table-row>
        <table:table-row table:style-name="ro1">
          <table:table-cell office:value-type="float" office:value="0.691973" calcext:value-type="float">
            <text:p>0.691973</text:p>
          </table:table-cell>
          <table:table-cell office:value-type="float" office:value="0.484623" calcext:value-type="float">
            <text:p>0.484623</text:p>
          </table:table-cell>
          <table:table-cell office:value-type="float" office:value="0.0419426" calcext:value-type="float">
            <text:p>0.0419426</text:p>
          </table:table-cell>
          <table:table-cell table:number-columns-repeated="4"/>
        </table:table-row>
        <table:table-row table:style-name="ro1">
          <table:table-cell office:value-type="float" office:value="0.698706" calcext:value-type="float">
            <text:p>0.698706</text:p>
          </table:table-cell>
          <table:table-cell office:value-type="float" office:value="0.490606" calcext:value-type="float">
            <text:p>0.490606</text:p>
          </table:table-cell>
          <table:table-cell office:value-type="float" office:value="0.0409795" calcext:value-type="float">
            <text:p>0.0409795</text:p>
          </table:table-cell>
          <table:table-cell table:number-columns-repeated="4"/>
        </table:table-row>
        <table:table-row table:style-name="ro1">
          <table:table-cell office:value-type="float" office:value="0.705439" calcext:value-type="float">
            <text:p>0.705439</text:p>
          </table:table-cell>
          <table:table-cell office:value-type="float" office:value="0.496589" calcext:value-type="float">
            <text:p>0.496589</text:p>
          </table:table-cell>
          <table:table-cell office:value-type="float" office:value="0.0400336" calcext:value-type="float">
            <text:p>0.0400336</text:p>
          </table:table-cell>
          <table:table-cell table:number-columns-repeated="4"/>
        </table:table-row>
        <table:table-row table:style-name="ro1">
          <table:table-cell office:value-type="float" office:value="0.712172" calcext:value-type="float">
            <text:p>0.712172</text:p>
          </table:table-cell>
          <table:table-cell office:value-type="float" office:value="0.502572" calcext:value-type="float">
            <text:p>0.502572</text:p>
          </table:table-cell>
          <table:table-cell office:value-type="float" office:value="0.0390913" calcext:value-type="float">
            <text:p>0.0390913</text:p>
          </table:table-cell>
          <table:table-cell table:number-columns-repeated="4"/>
        </table:table-row>
        <table:table-row table:style-name="ro1">
          <table:table-cell office:value-type="float" office:value="0.718905" calcext:value-type="float">
            <text:p>0.718905</text:p>
          </table:table-cell>
          <table:table-cell office:value-type="float" office:value="0.508555" calcext:value-type="float">
            <text:p>0.508555</text:p>
          </table:table-cell>
          <table:table-cell office:value-type="float" office:value="0.0381408" calcext:value-type="float">
            <text:p>0.0381408</text:p>
          </table:table-cell>
          <table:table-cell table:number-columns-repeated="4"/>
        </table:table-row>
        <table:table-row table:style-name="ro1">
          <table:table-cell office:value-type="float" office:value="0.725638" calcext:value-type="float">
            <text:p>0.725638</text:p>
          </table:table-cell>
          <table:table-cell office:value-type="float" office:value="0.514538" calcext:value-type="float">
            <text:p>0.514538</text:p>
          </table:table-cell>
          <table:table-cell office:value-type="float" office:value="0.0371934" calcext:value-type="float">
            <text:p>0.0371934</text:p>
          </table:table-cell>
          <table:table-cell table:number-columns-repeated="4"/>
        </table:table-row>
        <table:table-row table:style-name="ro1">
          <table:table-cell office:value-type="float" office:value="0.732371" calcext:value-type="float">
            <text:p>0.732371</text:p>
          </table:table-cell>
          <table:table-cell office:value-type="float" office:value="0.520521" calcext:value-type="float">
            <text:p>0.520521</text:p>
          </table:table-cell>
          <table:table-cell office:value-type="float" office:value="0.0362674" calcext:value-type="float">
            <text:p>0.0362674</text:p>
          </table:table-cell>
          <table:table-cell table:number-columns-repeated="4"/>
        </table:table-row>
        <table:table-row table:style-name="ro1">
          <table:table-cell office:value-type="float" office:value="0.739104" calcext:value-type="float">
            <text:p>0.739104</text:p>
          </table:table-cell>
          <table:table-cell office:value-type="float" office:value="0.526504" calcext:value-type="float">
            <text:p>0.526504</text:p>
          </table:table-cell>
          <table:table-cell office:value-type="float" office:value="0.0353404" calcext:value-type="float">
            <text:p>0.0353404</text:p>
          </table:table-cell>
          <table:table-cell table:number-columns-repeated="4"/>
        </table:table-row>
        <table:table-row table:style-name="ro1">
          <table:table-cell office:value-type="float" office:value="0.745837" calcext:value-type="float">
            <text:p>0.745837</text:p>
          </table:table-cell>
          <table:table-cell office:value-type="float" office:value="0.532487" calcext:value-type="float">
            <text:p>0.532487</text:p>
          </table:table-cell>
          <table:table-cell office:value-type="float" office:value="0.0344214" calcext:value-type="float">
            <text:p>0.0344214</text:p>
          </table:table-cell>
          <table:table-cell table:number-columns-repeated="4"/>
        </table:table-row>
        <table:table-row table:style-name="ro1">
          <table:table-cell office:value-type="float" office:value="0.75257" calcext:value-type="float">
            <text:p>0.75257</text:p>
          </table:table-cell>
          <table:table-cell office:value-type="float" office:value="0.53847" calcext:value-type="float">
            <text:p>0.53847</text:p>
          </table:table-cell>
          <table:table-cell office:value-type="float" office:value="0.03352" calcext:value-type="float">
            <text:p>0.03352</text:p>
          </table:table-cell>
          <table:table-cell table:number-columns-repeated="4"/>
        </table:table-row>
        <table:table-row table:style-name="ro1">
          <table:table-cell office:value-type="float" office:value="0.759303" calcext:value-type="float">
            <text:p>0.759303</text:p>
          </table:table-cell>
          <table:table-cell office:value-type="float" office:value="0.544453" calcext:value-type="float">
            <text:p>0.544453</text:p>
          </table:table-cell>
          <table:table-cell office:value-type="float" office:value="0.0326123" calcext:value-type="float">
            <text:p>0.0326123</text:p>
          </table:table-cell>
          <table:table-cell table:number-columns-repeated="4"/>
        </table:table-row>
        <table:table-row table:style-name="ro1">
          <table:table-cell office:value-type="float" office:value="0.766036" calcext:value-type="float">
            <text:p>0.766036</text:p>
          </table:table-cell>
          <table:table-cell office:value-type="float" office:value="0.550436" calcext:value-type="float">
            <text:p>0.550436</text:p>
          </table:table-cell>
          <table:table-cell office:value-type="float" office:value="0.0317287" calcext:value-type="float">
            <text:p>0.0317287</text:p>
          </table:table-cell>
          <table:table-cell table:number-columns-repeated="4"/>
        </table:table-row>
        <table:table-row table:style-name="ro1">
          <table:table-cell office:value-type="float" office:value="0.772769" calcext:value-type="float">
            <text:p>0.772769</text:p>
          </table:table-cell>
          <table:table-cell office:value-type="float" office:value="0.556419" calcext:value-type="float">
            <text:p>0.556419</text:p>
          </table:table-cell>
          <table:table-cell office:value-type="float" office:value="0.030831" calcext:value-type="float">
            <text:p>0.030831</text:p>
          </table:table-cell>
          <table:table-cell table:number-columns-repeated="4"/>
        </table:table-row>
        <table:table-row table:style-name="ro1">
          <table:table-cell office:value-type="float" office:value="0.779502" calcext:value-type="float">
            <text:p>0.779502</text:p>
          </table:table-cell>
          <table:table-cell office:value-type="float" office:value="0.562402" calcext:value-type="float">
            <text:p>0.562402</text:p>
          </table:table-cell>
          <table:table-cell office:value-type="float" office:value="0.0299758" calcext:value-type="float">
            <text:p>0.0299758</text:p>
          </table:table-cell>
          <table:table-cell table:number-columns-repeated="4"/>
        </table:table-row>
        <table:table-row table:style-name="ro1">
          <table:table-cell office:value-type="float" office:value="0.786235" calcext:value-type="float">
            <text:p>0.786235</text:p>
          </table:table-cell>
          <table:table-cell office:value-type="float" office:value="0.568385" calcext:value-type="float">
            <text:p>0.568385</text:p>
          </table:table-cell>
          <table:table-cell office:value-type="float" office:value="0.0291136" calcext:value-type="float">
            <text:p>0.0291136</text:p>
          </table:table-cell>
          <table:table-cell table:number-columns-repeated="4"/>
        </table:table-row>
        <table:table-row table:style-name="ro1">
          <table:table-cell office:value-type="float" office:value="0.792968" calcext:value-type="float">
            <text:p>0.792968</text:p>
          </table:table-cell>
          <table:table-cell office:value-type="float" office:value="0.574368" calcext:value-type="float">
            <text:p>0.574368</text:p>
          </table:table-cell>
          <table:table-cell office:value-type="float" office:value="0.0282595" calcext:value-type="float">
            <text:p>0.0282595</text:p>
          </table:table-cell>
          <table:table-cell table:number-columns-repeated="4"/>
        </table:table-row>
        <table:table-row table:style-name="ro1">
          <table:table-cell office:value-type="float" office:value="0.799701" calcext:value-type="float">
            <text:p>0.799701</text:p>
          </table:table-cell>
          <table:table-cell office:value-type="float" office:value="0.580351" calcext:value-type="float">
            <text:p>0.580351</text:p>
          </table:table-cell>
          <table:table-cell office:value-type="float" office:value="0.0274193" calcext:value-type="float">
            <text:p>0.0274193</text:p>
          </table:table-cell>
          <table:table-cell table:number-columns-repeated="4"/>
        </table:table-row>
        <table:table-row table:style-name="ro1">
          <table:table-cell office:value-type="float" office:value="0.806434" calcext:value-type="float">
            <text:p>0.806434</text:p>
          </table:table-cell>
          <table:table-cell office:value-type="float" office:value="0.586334" calcext:value-type="float">
            <text:p>0.586334</text:p>
          </table:table-cell>
          <table:table-cell office:value-type="float" office:value="0.026596" calcext:value-type="float">
            <text:p>0.026596</text:p>
          </table:table-cell>
          <table:table-cell table:number-columns-repeated="4"/>
        </table:table-row>
        <table:table-row table:style-name="ro1">
          <table:table-cell office:value-type="float" office:value="0.813167" calcext:value-type="float">
            <text:p>0.813167</text:p>
          </table:table-cell>
          <table:table-cell office:value-type="float" office:value="0.592317" calcext:value-type="float">
            <text:p>0.592317</text:p>
          </table:table-cell>
          <table:table-cell office:value-type="float" office:value="0.0257839" calcext:value-type="float">
            <text:p>0.025783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elationship_allegro.A1:relationship_allegro.C1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11:10:24.953759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1:14:12.353510456</dc:date>
    <meta:editing-duration>PT1H21M23S</meta:editing-duration>
    <meta:editing-cycles>6</meta:editing-cycles>
    <meta:generator>LibreOffice/5.1.6.2$Linux_X86_64 LibreOffice_project/10m0$Build-2</meta:generator>
    <meta:document-statistic meta:table-count="1" meta:cell-count="3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dash" draw:stroke-dash="Ultrafine_20_Dotted_20__28_var_29_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35cm" svg:height="13.096cm" xlink:href=".." xlink:type="simple" chart:class="chart:scatter" chart:style-name="ch1">
        <chart:title svg:x="12.159cm" svg:y="0.397cm" chart:style-name="ch2">
          <text:p>Thumb</text:p>
        </chart:title>
        <chart:legend chart:legend-position="end" svg:x="20.172cm" svg:y="6cm" style:legend-expansion="high" chart:style-name="ch3"/>
        <chart:plot-area chart:style-name="ch4" table:cell-range-address="relationship_allegro.B2:relationship_allegro.C100" svg:x="1.527cm" svg:y="1.437cm" svg:width="18.129cm" svg:height="10.417cm">
          <chartooo:coordinate-region svg:x="2.439cm" svg:y="1.637cm" svg:width="16.977cm" svg:height="9.57cm"/>
          <chart:axis chart:dimension="x" chart:name="primary-x" chart:style-name="ch5">
            <chart:title svg:x="9.528cm" svg:y="12.115cm" chart:style-name="ch6">
              <text:p>Amplitude (m)</text:p>
            </chart:title>
          </chart:axis>
          <chart:axis chart:dimension="y" chart:name="primary-y" chart:style-name="ch5">
            <chart:title svg:x="0.451cm" svg:y="8.131cm" chart:style-name="ch7">
              <text:p>Joint Position (rads)</text:p>
            </chart:title>
            <chart:grid chart:style-name="ch8" chart:class="major"/>
          </chart:axis>
          <chart:series chart:style-name="ch9" chart:values-cell-range-address="relationship_allegro.C2:relationship_allegro.C100" chart:class="chart:scatter">
            <chart:domain table:cell-range-address="relationship_allegro.B2:relationship_allegro.B100"/>
            <chart:regression-curve chart:style-name="ch10">
              <chart:equation chart:display-equation="true" chart:display-r-square="false" svg:x="5.941cm" svg:y="2.327cm"/>
            </chart:regression-curve>
            <chart:data-point chart:repeated="69"/>
            <chart:data-point chart:style-name="ch11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lationship_allegro.B2:relationship_allegro.B100</svg:desc>
                </draw:g>
              </table:table-cell>
              <table:table-cell office:value-type="float" office:value="0.122927">
                <text:p>0.122927</text:p>
                <draw:g>
                  <svg:desc>relationship_allegro.C2:relationship_allegro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983">
                <text:p>0.005983</text:p>
              </table:table-cell>
              <table:table-cell office:value-type="float" office:value="0.121969">
                <text:p>0.121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966">
                <text:p>0.011966</text:p>
              </table:table-cell>
              <table:table-cell office:value-type="float" office:value="0.121001">
                <text:p>0.12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949">
                <text:p>0.017949</text:p>
              </table:table-cell>
              <table:table-cell office:value-type="float" office:value="0.120034">
                <text:p>0.120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932">
                <text:p>0.023932</text:p>
              </table:table-cell>
              <table:table-cell office:value-type="float" office:value="0.119069">
                <text:p>0.119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915">
                <text:p>0.029915</text:p>
              </table:table-cell>
              <table:table-cell office:value-type="float" office:value="0.118098">
                <text:p>0.118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898">
                <text:p>0.035898</text:p>
              </table:table-cell>
              <table:table-cell office:value-type="float" office:value="0.117131">
                <text:p>0.117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881">
                <text:p>0.041881</text:p>
              </table:table-cell>
              <table:table-cell office:value-type="float" office:value="0.116148">
                <text:p>0.116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864">
                <text:p>0.047864</text:p>
              </table:table-cell>
              <table:table-cell office:value-type="float" office:value="0.115177">
                <text:p>0.115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847">
                <text:p>0.053847</text:p>
              </table:table-cell>
              <table:table-cell office:value-type="float" office:value="0.114196">
                <text:p>0.114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983">
                <text:p>0.05983</text:p>
              </table:table-cell>
              <table:table-cell office:value-type="float" office:value="0.113198">
                <text:p>0.113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813">
                <text:p>0.065813</text:p>
              </table:table-cell>
              <table:table-cell office:value-type="float" office:value="0.112229">
                <text:p>0.112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796">
                <text:p>0.071796</text:p>
              </table:table-cell>
              <table:table-cell office:value-type="float" office:value="0.111226">
                <text:p>0.111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779">
                <text:p>0.077779</text:p>
              </table:table-cell>
              <table:table-cell office:value-type="float" office:value="0.110245">
                <text:p>0.110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762">
                <text:p>0.083762</text:p>
              </table:table-cell>
              <table:table-cell office:value-type="float" office:value="0.109247">
                <text:p>0.109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9745">
                <text:p>0.089745</text:p>
              </table:table-cell>
              <table:table-cell office:value-type="float" office:value="0.108267">
                <text:p>0.108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728">
                <text:p>0.095728</text:p>
              </table:table-cell>
              <table:table-cell office:value-type="float" office:value="0.10728">
                <text:p>0.10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711">
                <text:p>0.101711</text:p>
              </table:table-cell>
              <table:table-cell office:value-type="float" office:value="0.106269">
                <text:p>0.106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7694">
                <text:p>0.107694</text:p>
              </table:table-cell>
              <table:table-cell office:value-type="float" office:value="0.105288">
                <text:p>0.105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3677">
                <text:p>0.113677</text:p>
              </table:table-cell>
              <table:table-cell office:value-type="float" office:value="0.104278">
                <text:p>0.104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966">
                <text:p>0.11966</text:p>
              </table:table-cell>
              <table:table-cell office:value-type="float" office:value="0.103288">
                <text:p>0.103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643">
                <text:p>0.125643</text:p>
              </table:table-cell>
              <table:table-cell office:value-type="float" office:value="0.102276">
                <text:p>0.102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1626">
                <text:p>0.131626</text:p>
              </table:table-cell>
              <table:table-cell office:value-type="float" office:value="0.101281">
                <text:p>0.101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7609">
                <text:p>0.137609</text:p>
              </table:table-cell>
              <table:table-cell office:value-type="float" office:value="0.100281">
                <text:p>0.100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3592">
                <text:p>0.143592</text:p>
              </table:table-cell>
              <table:table-cell office:value-type="float" office:value="0.0992706">
                <text:p>0.0992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575">
                <text:p>0.149575</text:p>
              </table:table-cell>
              <table:table-cell office:value-type="float" office:value="0.0982684">
                <text:p>0.0982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558">
                <text:p>0.155558</text:p>
              </table:table-cell>
              <table:table-cell office:value-type="float" office:value="0.0972588">
                <text:p>0.0972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541">
                <text:p>0.161541</text:p>
              </table:table-cell>
              <table:table-cell office:value-type="float" office:value="0.0962446">
                <text:p>0.0962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7524">
                <text:p>0.167524</text:p>
              </table:table-cell>
              <table:table-cell office:value-type="float" office:value="0.0952382">
                <text:p>0.0952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3507">
                <text:p>0.173507</text:p>
              </table:table-cell>
              <table:table-cell office:value-type="float" office:value="0.0942328">
                <text:p>0.0942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949">
                <text:p>0.17949</text:p>
              </table:table-cell>
              <table:table-cell office:value-type="float" office:value="0.0932318">
                <text:p>0.0932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5473">
                <text:p>0.185473</text:p>
              </table:table-cell>
              <table:table-cell office:value-type="float" office:value="0.092214">
                <text:p>0.092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1456">
                <text:p>0.191456</text:p>
              </table:table-cell>
              <table:table-cell office:value-type="float" office:value="0.0912069">
                <text:p>0.0912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7439">
                <text:p>0.197439</text:p>
              </table:table-cell>
              <table:table-cell office:value-type="float" office:value="0.0901869">
                <text:p>0.0901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3422">
                <text:p>0.203422</text:p>
              </table:table-cell>
              <table:table-cell office:value-type="float" office:value="0.0891702">
                <text:p>0.0891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9405">
                <text:p>0.209405</text:p>
              </table:table-cell>
              <table:table-cell office:value-type="float" office:value="0.0881647">
                <text:p>0.0881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5388">
                <text:p>0.215388</text:p>
              </table:table-cell>
              <table:table-cell office:value-type="float" office:value="0.0871384">
                <text:p>0.0871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1371">
                <text:p>0.221371</text:p>
              </table:table-cell>
              <table:table-cell office:value-type="float" office:value="0.086132">
                <text:p>0.086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7354">
                <text:p>0.227354</text:p>
              </table:table-cell>
              <table:table-cell office:value-type="float" office:value="0.0851134">
                <text:p>0.0851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3337">
                <text:p>0.233337</text:p>
              </table:table-cell>
              <table:table-cell office:value-type="float" office:value="0.0840877">
                <text:p>0.0840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932">
                <text:p>0.23932</text:p>
              </table:table-cell>
              <table:table-cell office:value-type="float" office:value="0.0830842">
                <text:p>0.0830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5303">
                <text:p>0.245303</text:p>
              </table:table-cell>
              <table:table-cell office:value-type="float" office:value="0.082059">
                <text:p>0.082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1286">
                <text:p>0.251286</text:p>
              </table:table-cell>
              <table:table-cell office:value-type="float" office:value="0.0810423">
                <text:p>0.0810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7269">
                <text:p>0.257269</text:p>
              </table:table-cell>
              <table:table-cell office:value-type="float" office:value="0.0800241">
                <text:p>0.0800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3252">
                <text:p>0.263252</text:p>
              </table:table-cell>
              <table:table-cell office:value-type="float" office:value="0.0790108">
                <text:p>0.0790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9235">
                <text:p>0.269235</text:p>
              </table:table-cell>
              <table:table-cell office:value-type="float" office:value="0.0779877">
                <text:p>0.07798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5218">
                <text:p>0.275218</text:p>
              </table:table-cell>
              <table:table-cell office:value-type="float" office:value="0.0769773">
                <text:p>0.0769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1201">
                <text:p>0.281201</text:p>
              </table:table-cell>
              <table:table-cell office:value-type="float" office:value="0.075947">
                <text:p>0.075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7184">
                <text:p>0.287184</text:p>
              </table:table-cell>
              <table:table-cell office:value-type="float" office:value="0.0749246">
                <text:p>0.0749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3167">
                <text:p>0.293167</text:p>
              </table:table-cell>
              <table:table-cell office:value-type="float" office:value="0.0739195">
                <text:p>0.0739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915">
                <text:p>0.29915</text:p>
              </table:table-cell>
              <table:table-cell office:value-type="float" office:value="0.0728773">
                <text:p>0.0728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5133">
                <text:p>0.305133</text:p>
              </table:table-cell>
              <table:table-cell office:value-type="float" office:value="0.0718716">
                <text:p>0.0718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1116">
                <text:p>0.311116</text:p>
              </table:table-cell>
              <table:table-cell office:value-type="float" office:value="0.0708556">
                <text:p>0.0708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7099">
                <text:p>0.317099</text:p>
              </table:table-cell>
              <table:table-cell office:value-type="float" office:value="0.0698451">
                <text:p>0.0698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3082">
                <text:p>0.323082</text:p>
              </table:table-cell>
              <table:table-cell office:value-type="float" office:value="0.0688188">
                <text:p>0.0688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9065">
                <text:p>0.329065</text:p>
              </table:table-cell>
              <table:table-cell office:value-type="float" office:value="0.0678165">
                <text:p>0.0678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5048">
                <text:p>0.335048</text:p>
              </table:table-cell>
              <table:table-cell office:value-type="float" office:value="0.0667926">
                <text:p>0.0667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1031">
                <text:p>0.341031</text:p>
              </table:table-cell>
              <table:table-cell office:value-type="float" office:value="0.0657887">
                <text:p>0.0657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7014">
                <text:p>0.347014</text:p>
              </table:table-cell>
              <table:table-cell office:value-type="float" office:value="0.0647606">
                <text:p>0.06476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2997">
                <text:p>0.352997</text:p>
              </table:table-cell>
              <table:table-cell office:value-type="float" office:value="0.0637624">
                <text:p>0.06376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898">
                <text:p>0.35898</text:p>
              </table:table-cell>
              <table:table-cell office:value-type="float" office:value="0.0627441">
                <text:p>0.06274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4963">
                <text:p>0.364963</text:p>
              </table:table-cell>
              <table:table-cell office:value-type="float" office:value="0.0617336">
                <text:p>0.0617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0946">
                <text:p>0.370946</text:p>
              </table:table-cell>
              <table:table-cell office:value-type="float" office:value="0.0607255">
                <text:p>0.0607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6929">
                <text:p>0.376929</text:p>
              </table:table-cell>
              <table:table-cell office:value-type="float" office:value="0.0597175">
                <text:p>0.0597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2912">
                <text:p>0.382912</text:p>
              </table:table-cell>
              <table:table-cell office:value-type="float" office:value="0.058711">
                <text:p>0.0587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8895">
                <text:p>0.388895</text:p>
              </table:table-cell>
              <table:table-cell office:value-type="float" office:value="0.0577115">
                <text:p>0.0577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4878">
                <text:p>0.394878</text:p>
              </table:table-cell>
              <table:table-cell office:value-type="float" office:value="0.0567077">
                <text:p>0.05670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0861">
                <text:p>0.400861</text:p>
              </table:table-cell>
              <table:table-cell office:value-type="float" office:value="0.0557065">
                <text:p>0.0557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6844">
                <text:p>0.406844</text:p>
              </table:table-cell>
              <table:table-cell office:value-type="float" office:value="0.0547116">
                <text:p>0.0547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2827">
                <text:p>0.412827</text:p>
              </table:table-cell>
              <table:table-cell office:value-type="float" office:value="0.0537053">
                <text:p>0.0537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881">
                <text:p>0.41881</text:p>
              </table:table-cell>
              <table:table-cell office:value-type="float" office:value="0.052718">
                <text:p>0.0527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4793">
                <text:p>0.424793</text:p>
              </table:table-cell>
              <table:table-cell office:value-type="float" office:value="0.0517155">
                <text:p>0.0517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0776">
                <text:p>0.430776</text:p>
              </table:table-cell>
              <table:table-cell office:value-type="float" office:value="0.0507245">
                <text:p>0.0507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6759">
                <text:p>0.436759</text:p>
              </table:table-cell>
              <table:table-cell office:value-type="float" office:value="0.0497251">
                <text:p>0.0497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2742">
                <text:p>0.442742</text:p>
              </table:table-cell>
              <table:table-cell office:value-type="float" office:value="0.0487553">
                <text:p>0.0487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8725">
                <text:p>0.448725</text:p>
              </table:table-cell>
              <table:table-cell office:value-type="float" office:value="0.0477598">
                <text:p>0.04775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4708">
                <text:p>0.454708</text:p>
              </table:table-cell>
              <table:table-cell office:value-type="float" office:value="0.0467837">
                <text:p>0.0467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0691">
                <text:p>0.460691</text:p>
              </table:table-cell>
              <table:table-cell office:value-type="float" office:value="0.0458176">
                <text:p>0.0458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6674">
                <text:p>0.466674</text:p>
              </table:table-cell>
              <table:table-cell office:value-type="float" office:value="0.0448404">
                <text:p>0.0448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2657">
                <text:p>0.472657</text:p>
              </table:table-cell>
              <table:table-cell office:value-type="float" office:value="0.0438703">
                <text:p>0.0438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864">
                <text:p>0.47864</text:p>
              </table:table-cell>
              <table:table-cell office:value-type="float" office:value="0.0429003">
                <text:p>0.0429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4623">
                <text:p>0.484623</text:p>
              </table:table-cell>
              <table:table-cell office:value-type="float" office:value="0.0419426">
                <text:p>0.0419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0606">
                <text:p>0.490606</text:p>
              </table:table-cell>
              <table:table-cell office:value-type="float" office:value="0.0409795">
                <text:p>0.04097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6589">
                <text:p>0.496589</text:p>
              </table:table-cell>
              <table:table-cell office:value-type="float" office:value="0.0400336">
                <text:p>0.0400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2572">
                <text:p>0.502572</text:p>
              </table:table-cell>
              <table:table-cell office:value-type="float" office:value="0.0390913">
                <text:p>0.03909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8555">
                <text:p>0.508555</text:p>
              </table:table-cell>
              <table:table-cell office:value-type="float" office:value="0.0381408">
                <text:p>0.03814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4538">
                <text:p>0.514538</text:p>
              </table:table-cell>
              <table:table-cell office:value-type="float" office:value="0.0371934">
                <text:p>0.0371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0521">
                <text:p>0.520521</text:p>
              </table:table-cell>
              <table:table-cell office:value-type="float" office:value="0.0362674">
                <text:p>0.0362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6504">
                <text:p>0.526504</text:p>
              </table:table-cell>
              <table:table-cell office:value-type="float" office:value="0.0353404">
                <text:p>0.03534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2487">
                <text:p>0.532487</text:p>
              </table:table-cell>
              <table:table-cell office:value-type="float" office:value="0.0344214">
                <text:p>0.03442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3847">
                <text:p>0.53847</text:p>
              </table:table-cell>
              <table:table-cell office:value-type="float" office:value="0.03352">
                <text:p>0.03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4453">
                <text:p>0.544453</text:p>
              </table:table-cell>
              <table:table-cell office:value-type="float" office:value="0.0326123">
                <text:p>0.03261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0436">
                <text:p>0.550436</text:p>
              </table:table-cell>
              <table:table-cell office:value-type="float" office:value="0.0317287">
                <text:p>0.0317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6419">
                <text:p>0.556419</text:p>
              </table:table-cell>
              <table:table-cell office:value-type="float" office:value="0.030831">
                <text:p>0.0308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2402">
                <text:p>0.562402</text:p>
              </table:table-cell>
              <table:table-cell office:value-type="float" office:value="0.0299758">
                <text:p>0.02997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68385">
                <text:p>0.568385</text:p>
              </table:table-cell>
              <table:table-cell office:value-type="float" office:value="0.0291136">
                <text:p>0.0291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4368">
                <text:p>0.574368</text:p>
              </table:table-cell>
              <table:table-cell office:value-type="float" office:value="0.0282595">
                <text:p>0.0282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0351">
                <text:p>0.580351</text:p>
              </table:table-cell>
              <table:table-cell office:value-type="float" office:value="0.0274193">
                <text:p>0.02741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6334">
                <text:p>0.586334</text:p>
              </table:table-cell>
              <table:table-cell office:value-type="float" office:value="0.026596">
                <text:p>0.026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dash" draw:stroke-dash="Ultrafine_20_Dotted_20__28_var_29_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35cm" svg:height="13.096cm" xlink:href=".." xlink:type="simple" chart:class="chart:scatter" chart:style-name="ch1">
        <chart:title svg:x="12.186cm" svg:y="0.397cm" chart:style-name="ch2">
          <text:p>middle</text:p>
        </chart:title>
        <chart:legend chart:legend-position="end" svg:x="20.172cm" svg:y="6cm" style:legend-expansion="high" chart:style-name="ch3"/>
        <chart:plot-area chart:style-name="ch4" table:cell-range-address="relationship_allegro.A2:relationship_allegro.A100 relationship_allegro.C2:relationship_allegro.C100" svg:x="1.527cm" svg:y="1.437cm" svg:width="18.129cm" svg:height="10.417cm">
          <chartooo:coordinate-region svg:x="2.439cm" svg:y="1.637cm" svg:width="16.977cm" svg:height="9.57cm"/>
          <chart:axis chart:dimension="x" chart:name="primary-x" chart:style-name="ch5">
            <chart:title svg:x="9.528cm" svg:y="12.115cm" chart:style-name="ch6">
              <text:p>Amplitude (m)</text:p>
            </chart:title>
          </chart:axis>
          <chart:axis chart:dimension="y" chart:name="primary-y" chart:style-name="ch5">
            <chart:title svg:x="0.451cm" svg:y="8.131cm" chart:style-name="ch7">
              <text:p>Joint Position (rads)</text:p>
            </chart:title>
            <chart:grid chart:style-name="ch8" chart:class="major"/>
          </chart:axis>
          <chart:series chart:style-name="ch9" chart:values-cell-range-address="relationship_allegro.C2:relationship_allegro.C100" chart:class="chart:scatter">
            <chart:domain table:cell-range-address="relationship_allegro.A2:relationship_allegro.A100"/>
            <chart:regression-curve chart:style-name="ch10">
              <chart:equation chart:display-equation="true" chart:display-r-square="false" svg:x="6.326cm" svg:y="1.903cm"/>
            </chart:regression-curve>
            <chart:data-point chart:repeated="69"/>
            <chart:data-point chart:style-name="ch11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66">
                <text:p>0.1466</text:p>
                <draw:g>
                  <svg:desc>relationship_allegro.A2:relationship_allegro.A100</svg:desc>
                </draw:g>
              </table:table-cell>
              <table:table-cell office:value-type="float" office:value="0.122927">
                <text:p>0.122927</text:p>
                <draw:g>
                  <svg:desc>relationship_allegro.C2:relationship_allegro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3333">
                <text:p>0.153333</text:p>
              </table:table-cell>
              <table:table-cell office:value-type="float" office:value="0.121969">
                <text:p>0.121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066">
                <text:p>0.160066</text:p>
              </table:table-cell>
              <table:table-cell office:value-type="float" office:value="0.121001">
                <text:p>0.12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799">
                <text:p>0.166799</text:p>
              </table:table-cell>
              <table:table-cell office:value-type="float" office:value="0.120034">
                <text:p>0.120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3532">
                <text:p>0.173532</text:p>
              </table:table-cell>
              <table:table-cell office:value-type="float" office:value="0.119069">
                <text:p>0.119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0265">
                <text:p>0.180265</text:p>
              </table:table-cell>
              <table:table-cell office:value-type="float" office:value="0.118098">
                <text:p>0.118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6998">
                <text:p>0.186998</text:p>
              </table:table-cell>
              <table:table-cell office:value-type="float" office:value="0.117131">
                <text:p>0.117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3731">
                <text:p>0.193731</text:p>
              </table:table-cell>
              <table:table-cell office:value-type="float" office:value="0.116148">
                <text:p>0.116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464">
                <text:p>0.200464</text:p>
              </table:table-cell>
              <table:table-cell office:value-type="float" office:value="0.115177">
                <text:p>0.115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7197">
                <text:p>0.207197</text:p>
              </table:table-cell>
              <table:table-cell office:value-type="float" office:value="0.114196">
                <text:p>0.114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393">
                <text:p>0.21393</text:p>
              </table:table-cell>
              <table:table-cell office:value-type="float" office:value="0.113198">
                <text:p>0.113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0663">
                <text:p>0.220663</text:p>
              </table:table-cell>
              <table:table-cell office:value-type="float" office:value="0.112229">
                <text:p>0.112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7396">
                <text:p>0.227396</text:p>
              </table:table-cell>
              <table:table-cell office:value-type="float" office:value="0.111226">
                <text:p>0.111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4129">
                <text:p>0.234129</text:p>
              </table:table-cell>
              <table:table-cell office:value-type="float" office:value="0.110245">
                <text:p>0.110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0862">
                <text:p>0.240862</text:p>
              </table:table-cell>
              <table:table-cell office:value-type="float" office:value="0.109247">
                <text:p>0.109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7595">
                <text:p>0.247595</text:p>
              </table:table-cell>
              <table:table-cell office:value-type="float" office:value="0.108267">
                <text:p>0.108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4328">
                <text:p>0.254328</text:p>
              </table:table-cell>
              <table:table-cell office:value-type="float" office:value="0.10728">
                <text:p>0.10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1061">
                <text:p>0.261061</text:p>
              </table:table-cell>
              <table:table-cell office:value-type="float" office:value="0.106269">
                <text:p>0.106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7794">
                <text:p>0.267794</text:p>
              </table:table-cell>
              <table:table-cell office:value-type="float" office:value="0.105288">
                <text:p>0.105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4527">
                <text:p>0.274527</text:p>
              </table:table-cell>
              <table:table-cell office:value-type="float" office:value="0.104278">
                <text:p>0.104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126">
                <text:p>0.28126</text:p>
              </table:table-cell>
              <table:table-cell office:value-type="float" office:value="0.103288">
                <text:p>0.103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7993">
                <text:p>0.287993</text:p>
              </table:table-cell>
              <table:table-cell office:value-type="float" office:value="0.102276">
                <text:p>0.102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4726">
                <text:p>0.294726</text:p>
              </table:table-cell>
              <table:table-cell office:value-type="float" office:value="0.101281">
                <text:p>0.101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1459">
                <text:p>0.301459</text:p>
              </table:table-cell>
              <table:table-cell office:value-type="float" office:value="0.100281">
                <text:p>0.100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8192">
                <text:p>0.308192</text:p>
              </table:table-cell>
              <table:table-cell office:value-type="float" office:value="0.0992706">
                <text:p>0.0992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4925">
                <text:p>0.314925</text:p>
              </table:table-cell>
              <table:table-cell office:value-type="float" office:value="0.0982684">
                <text:p>0.0982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1658">
                <text:p>0.321658</text:p>
              </table:table-cell>
              <table:table-cell office:value-type="float" office:value="0.0972588">
                <text:p>0.0972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8391">
                <text:p>0.328391</text:p>
              </table:table-cell>
              <table:table-cell office:value-type="float" office:value="0.0962446">
                <text:p>0.0962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5124">
                <text:p>0.335124</text:p>
              </table:table-cell>
              <table:table-cell office:value-type="float" office:value="0.0952382">
                <text:p>0.0952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1857">
                <text:p>0.341857</text:p>
              </table:table-cell>
              <table:table-cell office:value-type="float" office:value="0.0942328">
                <text:p>0.0942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859">
                <text:p>0.34859</text:p>
              </table:table-cell>
              <table:table-cell office:value-type="float" office:value="0.0932318">
                <text:p>0.0932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5323">
                <text:p>0.355323</text:p>
              </table:table-cell>
              <table:table-cell office:value-type="float" office:value="0.092214">
                <text:p>0.092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2056">
                <text:p>0.362056</text:p>
              </table:table-cell>
              <table:table-cell office:value-type="float" office:value="0.0912069">
                <text:p>0.0912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8789">
                <text:p>0.368789</text:p>
              </table:table-cell>
              <table:table-cell office:value-type="float" office:value="0.0901869">
                <text:p>0.0901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5522">
                <text:p>0.375522</text:p>
              </table:table-cell>
              <table:table-cell office:value-type="float" office:value="0.0891702">
                <text:p>0.0891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2255">
                <text:p>0.382255</text:p>
              </table:table-cell>
              <table:table-cell office:value-type="float" office:value="0.0881647">
                <text:p>0.0881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8988">
                <text:p>0.388988</text:p>
              </table:table-cell>
              <table:table-cell office:value-type="float" office:value="0.0871384">
                <text:p>0.0871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5721">
                <text:p>0.395721</text:p>
              </table:table-cell>
              <table:table-cell office:value-type="float" office:value="0.086132">
                <text:p>0.086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2454">
                <text:p>0.402454</text:p>
              </table:table-cell>
              <table:table-cell office:value-type="float" office:value="0.0851134">
                <text:p>0.0851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9187">
                <text:p>0.409187</text:p>
              </table:table-cell>
              <table:table-cell office:value-type="float" office:value="0.0840877">
                <text:p>0.0840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592">
                <text:p>0.41592</text:p>
              </table:table-cell>
              <table:table-cell office:value-type="float" office:value="0.0830842">
                <text:p>0.0830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2653">
                <text:p>0.422653</text:p>
              </table:table-cell>
              <table:table-cell office:value-type="float" office:value="0.082059">
                <text:p>0.082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9386">
                <text:p>0.429386</text:p>
              </table:table-cell>
              <table:table-cell office:value-type="float" office:value="0.0810423">
                <text:p>0.0810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6119">
                <text:p>0.436119</text:p>
              </table:table-cell>
              <table:table-cell office:value-type="float" office:value="0.0800241">
                <text:p>0.0800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852">
                <text:p>0.442852</text:p>
              </table:table-cell>
              <table:table-cell office:value-type="float" office:value="0.0790108">
                <text:p>0.0790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9585">
                <text:p>0.449585</text:p>
              </table:table-cell>
              <table:table-cell office:value-type="float" office:value="0.0779877">
                <text:p>0.07798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6318">
                <text:p>0.456318</text:p>
              </table:table-cell>
              <table:table-cell office:value-type="float" office:value="0.0769773">
                <text:p>0.0769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3051">
                <text:p>0.463051</text:p>
              </table:table-cell>
              <table:table-cell office:value-type="float" office:value="0.075947">
                <text:p>0.075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69784">
                <text:p>0.469784</text:p>
              </table:table-cell>
              <table:table-cell office:value-type="float" office:value="0.0749246">
                <text:p>0.0749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6517">
                <text:p>0.476517</text:p>
              </table:table-cell>
              <table:table-cell office:value-type="float" office:value="0.0739195">
                <text:p>0.0739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8325">
                <text:p>0.48325</text:p>
              </table:table-cell>
              <table:table-cell office:value-type="float" office:value="0.0728773">
                <text:p>0.0728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9983">
                <text:p>0.489983</text:p>
              </table:table-cell>
              <table:table-cell office:value-type="float" office:value="0.0718716">
                <text:p>0.0718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6716">
                <text:p>0.496716</text:p>
              </table:table-cell>
              <table:table-cell office:value-type="float" office:value="0.0708556">
                <text:p>0.0708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3449">
                <text:p>0.503449</text:p>
              </table:table-cell>
              <table:table-cell office:value-type="float" office:value="0.0698451">
                <text:p>0.0698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10182">
                <text:p>0.510182</text:p>
              </table:table-cell>
              <table:table-cell office:value-type="float" office:value="0.0688188">
                <text:p>0.0688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6915">
                <text:p>0.516915</text:p>
              </table:table-cell>
              <table:table-cell office:value-type="float" office:value="0.0678165">
                <text:p>0.0678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3648">
                <text:p>0.523648</text:p>
              </table:table-cell>
              <table:table-cell office:value-type="float" office:value="0.0667926">
                <text:p>0.06679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0381">
                <text:p>0.530381</text:p>
              </table:table-cell>
              <table:table-cell office:value-type="float" office:value="0.0657887">
                <text:p>0.0657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7114">
                <text:p>0.537114</text:p>
              </table:table-cell>
              <table:table-cell office:value-type="float" office:value="0.0647606">
                <text:p>0.06476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3847">
                <text:p>0.543847</text:p>
              </table:table-cell>
              <table:table-cell office:value-type="float" office:value="0.0637624">
                <text:p>0.06376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058">
                <text:p>0.55058</text:p>
              </table:table-cell>
              <table:table-cell office:value-type="float" office:value="0.0627441">
                <text:p>0.06274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57313">
                <text:p>0.557313</text:p>
              </table:table-cell>
              <table:table-cell office:value-type="float" office:value="0.0617336">
                <text:p>0.0617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64046">
                <text:p>0.564046</text:p>
              </table:table-cell>
              <table:table-cell office:value-type="float" office:value="0.0607255">
                <text:p>0.0607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0779">
                <text:p>0.570779</text:p>
              </table:table-cell>
              <table:table-cell office:value-type="float" office:value="0.0597175">
                <text:p>0.0597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7512">
                <text:p>0.577512</text:p>
              </table:table-cell>
              <table:table-cell office:value-type="float" office:value="0.058711">
                <text:p>0.0587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84245">
                <text:p>0.584245</text:p>
              </table:table-cell>
              <table:table-cell office:value-type="float" office:value="0.0577115">
                <text:p>0.0577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0978">
                <text:p>0.590978</text:p>
              </table:table-cell>
              <table:table-cell office:value-type="float" office:value="0.0567077">
                <text:p>0.05670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7711">
                <text:p>0.597711</text:p>
              </table:table-cell>
              <table:table-cell office:value-type="float" office:value="0.0557065">
                <text:p>0.0557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04444">
                <text:p>0.604444</text:p>
              </table:table-cell>
              <table:table-cell office:value-type="float" office:value="0.0547116">
                <text:p>0.0547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11177">
                <text:p>0.611177</text:p>
              </table:table-cell>
              <table:table-cell office:value-type="float" office:value="0.0537053">
                <text:p>0.0537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791">
                <text:p>0.61791</text:p>
              </table:table-cell>
              <table:table-cell office:value-type="float" office:value="0.052718">
                <text:p>0.0527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4643">
                <text:p>0.624643</text:p>
              </table:table-cell>
              <table:table-cell office:value-type="float" office:value="0.0517155">
                <text:p>0.0517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1376">
                <text:p>0.631376</text:p>
              </table:table-cell>
              <table:table-cell office:value-type="float" office:value="0.0507245">
                <text:p>0.0507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8109">
                <text:p>0.638109</text:p>
              </table:table-cell>
              <table:table-cell office:value-type="float" office:value="0.0497251">
                <text:p>0.0497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44842">
                <text:p>0.644842</text:p>
              </table:table-cell>
              <table:table-cell office:value-type="float" office:value="0.0487553">
                <text:p>0.0487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51575">
                <text:p>0.651575</text:p>
              </table:table-cell>
              <table:table-cell office:value-type="float" office:value="0.0477598">
                <text:p>0.04775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58308">
                <text:p>0.658308</text:p>
              </table:table-cell>
              <table:table-cell office:value-type="float" office:value="0.0467837">
                <text:p>0.0467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5041">
                <text:p>0.665041</text:p>
              </table:table-cell>
              <table:table-cell office:value-type="float" office:value="0.0458176">
                <text:p>0.0458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71774">
                <text:p>0.671774</text:p>
              </table:table-cell>
              <table:table-cell office:value-type="float" office:value="0.0448404">
                <text:p>0.0448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8507">
                <text:p>0.678507</text:p>
              </table:table-cell>
              <table:table-cell office:value-type="float" office:value="0.0438703">
                <text:p>0.0438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524">
                <text:p>0.68524</text:p>
              </table:table-cell>
              <table:table-cell office:value-type="float" office:value="0.0429003">
                <text:p>0.0429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91973">
                <text:p>0.691973</text:p>
              </table:table-cell>
              <table:table-cell office:value-type="float" office:value="0.0419426">
                <text:p>0.0419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8706">
                <text:p>0.698706</text:p>
              </table:table-cell>
              <table:table-cell office:value-type="float" office:value="0.0409795">
                <text:p>0.04097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05439">
                <text:p>0.705439</text:p>
              </table:table-cell>
              <table:table-cell office:value-type="float" office:value="0.0400336">
                <text:p>0.0400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12172">
                <text:p>0.712172</text:p>
              </table:table-cell>
              <table:table-cell office:value-type="float" office:value="0.0390913">
                <text:p>0.03909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18905">
                <text:p>0.718905</text:p>
              </table:table-cell>
              <table:table-cell office:value-type="float" office:value="0.0381408">
                <text:p>0.03814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5638">
                <text:p>0.725638</text:p>
              </table:table-cell>
              <table:table-cell office:value-type="float" office:value="0.0371934">
                <text:p>0.0371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2371">
                <text:p>0.732371</text:p>
              </table:table-cell>
              <table:table-cell office:value-type="float" office:value="0.0362674">
                <text:p>0.0362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9104">
                <text:p>0.739104</text:p>
              </table:table-cell>
              <table:table-cell office:value-type="float" office:value="0.0353404">
                <text:p>0.03534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45837">
                <text:p>0.745837</text:p>
              </table:table-cell>
              <table:table-cell office:value-type="float" office:value="0.0344214">
                <text:p>0.03442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5257">
                <text:p>0.75257</text:p>
              </table:table-cell>
              <table:table-cell office:value-type="float" office:value="0.03352">
                <text:p>0.03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9303">
                <text:p>0.759303</text:p>
              </table:table-cell>
              <table:table-cell office:value-type="float" office:value="0.0326123">
                <text:p>0.03261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6036">
                <text:p>0.766036</text:p>
              </table:table-cell>
              <table:table-cell office:value-type="float" office:value="0.0317287">
                <text:p>0.0317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2769">
                <text:p>0.772769</text:p>
              </table:table-cell>
              <table:table-cell office:value-type="float" office:value="0.030831">
                <text:p>0.0308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9502">
                <text:p>0.779502</text:p>
              </table:table-cell>
              <table:table-cell office:value-type="float" office:value="0.0299758">
                <text:p>0.02997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6235">
                <text:p>0.786235</text:p>
              </table:table-cell>
              <table:table-cell office:value-type="float" office:value="0.0291136">
                <text:p>0.0291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2968">
                <text:p>0.792968</text:p>
              </table:table-cell>
              <table:table-cell office:value-type="float" office:value="0.0282595">
                <text:p>0.0282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99701">
                <text:p>0.799701</text:p>
              </table:table-cell>
              <table:table-cell office:value-type="float" office:value="0.0274193">
                <text:p>0.02741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06434">
                <text:p>0.806434</text:p>
              </table:table-cell>
              <table:table-cell office:value-type="float" office:value="0.026596">
                <text:p>0.026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